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der Than Dead</text:p>
      <text:p text:style-name="P2"/>
      <text:p text:style-name="P1"><text:span text:style-name="T1">Read:</text:span> Ezekiel 37:1-14, Mark 5:35-42</text:p>
      <text:p text:style-name="P1"><text:s/></text:p>
      <text:p text:style-name="P1"><text:span text:style-name="T1">Text:</text:span> John 5:25 “Verily, verily, I say unto you, The hour is coming, and now is, when the dead shall hear the voice of the Son of God: and they that hear shall live.”</text:p>
      <text:p text:style-name="P1"/>
      <text:p text:style-name="P1"><text:span text:style-name="T1">Introduction:</text:span> Have you ever heard the old Negro Spiritual: “Them Bones?” (recite words) It is a song about the scripture that we read this morning. <text:s/>This passage of scripture is full of mystery but it need not be. God provides an interactive vision to Ezekiel. <text:s/>He brings him to a valley filled with dried up bones and begins to ask him a series of questions while rebuilding an army of men. <text:s/>The end of the vision is an army of living men who have been rebuilt from those dried up bones with recreated muscle, gristle, skin and all other needed parts. <text:s/>God then breathes life into them. <text:s/>What does it all mean? <text:s/>God explains it to Ezekiel.</text:p>
      <text:p text:style-name="P1"/>
      <text:p text:style-name="P1"><text:span text:style-name="T1">I. The Dry Bones:</text:span> The dry bones are Israel. <text:s/>Israel is an Old Testament representation of the New Testament church. <text:s/>What God says to the nation of Israel can be applied to the Church today.</text:p>
      <text:p text:style-name="P1"><text:s text:c="2"/>These aren’t just a pile of anonymous bones. <text:s/>These are bones that are dried up. <text:s/>They are so dry that a hungry dog wouldn’t be attracted to one of them. <text:s/>There is no moisture in them. <text:s/>A DNA test might reveal that they are human but there is no chance that they have an iota of life in them. They represent a people that has been dead for a long period of time. <text:s/>All of the remaining parts of the bodies that had covered them have rotted away and disintegrated into the ground and atmosphere years ago. </text:p>
      <text:p text:style-name="P1"/>
      <text:p text:style-name="P1"><text:span text:style-name="T1">II. The Unanswered Question:</text:span> When God inquires of Ezekiel: “Son of man, can these bones live?” <text:s/>The question is ludicrous. <text:s/>You want to scream out: “Of course not! No Way! What a foolish question! <text:s/>I know that Jesus raised the dead but they were still wearing their skin. <text:s/>These bones are beyond all hope.” </text:p>
      <text:p text:style-name="P1"><text:s text:c="2"/>Why do you suppose that Ezekiel gave such a non-response with his answer? <text:s/>“O Lord GOD, thou knowest.” <text:s/>Perhaps it is because he rec-ognizes that God is not limited in His ability or perhaps he knows that God is trying to teach him something and the value of his opinion is zero. He has learned to shut up and listen.</text:p>
      <text:p text:style-name="P1"/>
      <text:p text:style-name="P1"><text:span text:style-name="T1">III. The Command To Action:</text:span> It is interesting to me that God does not give the command for the recreation of this army but he tells Ezekiel to give the commands. <text:s text:c="2"/>As Ezekiel gives prophetic commands the bones come together. <text:s/>His next command brings the growth of muscle and tendons; the organs, arteries, and skin. <text:s/>The dry bones have disappeared and the valley is filled with lifeless bodies.</text:p>
      <text:p text:style-name="P1"><text:s text:c="3"/>As I was preparing this message I thought that if God and Ezekiel had stopped right here, they would have an accurate picture of the church in 2020. <text:s/>It looks pretty good but it is dead. </text:p>
      <text:p text:style-name="P1"/>
      <text:p text:style-name="P1"><text:span text:style-name="T1">IV. The Wind is Needed:</text:span> God tells Ezekiel to prophesy to the wind to come and bring life into these lifeless bodies. <text:s/>The wind begins to blow and all of a sudden these bodies begin to stand up. <text:s/>They are now a living army of people. <text:s/>What does the wind represent? <text:s/>This is a picture of the breath of God being breathed into the church on the day of Pentecost. Jesus had built His church from a group of the most unlikely men. <text:s/>He had built men out of old dried up bones and they were impressive. <text:s/>They were faithful but needed the breath of God to provide a living church to the world around them.</text:p>
      <text:p text:style-name="P1"/>
      <text:p text:style-name="P1"><text:span text:style-name="T1">Conclude:</text:span> How do we apply this to our situation today? <text:s/>Honestly I believe that God knows that we have come a long way from the dead bones that we used to be. <text:s/>What God has already done is impressive to say the least. He has fixed us in ways that we didn’t know that we were broken. <text:s/>He has created beauty where there was no beauty. <text:s/>But there is so much more that He wants to do. <text:s/>God is not interested in a church of beautiful cadavers. <text:s/>It is time to pray for the wind of God to blow over the church. <text:s/></text:p>
      <text:p text:style-name="P1"><text:s text:c="2"/>In Luke 7 there is the funeral of a young man. <text:s/>As he was being taken from the church to the cemetery, the funeral procession happened to cross the path of Jesus. <text:s/>Jesus spoke to the dead man and Luke 7:15 says: “And he that was dead sat up, and began to speak…”</text:p>
      <text:p text:style-name="P1"><text:s text:c="2"/>Has Jesus spoken to you this morning? <text:s/>Are you going to lay there dead or will you get up and speak? <text:s/>Would you like to see God really move in and through the people in this building or are you content to look like a handsome corps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ader Than Dead</dc:title>
    <meta:initial-creator>Joel Tice</meta:initial-creator>
    <meta:creation-date>2008-08-16T21:31:00</meta:creation-date>
    <dc:creator>j </dc:creator>
    <dc:date>2020-10-16T11:26:53.21</dc:date>
    <meta:editing-cycles>7</meta:editing-cycles>
    <meta:editing-duration>PT9H33M27S</meta:editing-duration>
    <meta:generator>OpenOffice/4.1.3$Win32 OpenOffice.org_project/413m1$Build-9783</meta:generator>
    <meta:document-statistic meta:table-count="0" meta:image-count="0" meta:object-count="0" meta:page-count="1" meta:paragraph-count="15" meta:word-count="827" meta:character-count="4365"/>
  </office:meta>
</office:document-meta>
</file>